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Qumentation - by Lloyd James &lt;lloyd.thomas.james@gmail.com&gt; </text:p>
      <text:p text:style-name="Standard"/>
      <text:p text:style-name="Standard">Code - all located in DAQSoftware. Compiled wirth “make DAQ”</text:p>
      <text:p text:style-name="Standard">Scope Control:</text:p>
      <text:p text:style-name="Standard"><text:tab/>fetch.py: Used for retreiving waveforms from the scope.</text:p>
      <text:p text:style-name="Standard"><text:tab/><text:tab/>Usage: “python fetch.py &lt;filename&gt; -n &lt;events&gt; -r &lt;runs&gt;”</text:p>
      <text:list xml:id="list429729771" text:style-name="L1">
        <text:list-item>
          <text:list>
            <text:list-item>
              <text:list>
                <text:list-item>
                  <text:p text:style-name="P1">filename: by default waveform files are saved to /data20/exo/scope/&lt;filename&gt;</text:p>
                </text:list-item>
                <text:list-item>
                  <text:p text:style-name="P1">events: this is the total number of triggered events to be saved in 1 file</text:p>
                </text:list-item>
                <text:list-item>
                  <text:p text:style-name="P1">runs: this is the total number of times this is done</text:p>
                </text:list-item>
              </text:list>
            </text:list-item>
          </text:list>
        </text:list-item>
      </text:list>
      <text:p text:style-name="Standard"><text:tab/><text:tab/>Notes:</text:p>
      <text:list xml:id="list452739951" text:style-name="L2">
        <text:list-item>
          <text:list>
            <text:list-item>
              <text:list>
                <text:list-item>
                  <text:p text:style-name="P2">&lt;events&gt; must be greater than the number of triggers in a sequence</text:p>
                </text:list-item>
                <text:list-item>
                  <text:p text:style-name="P2">the save path can be changed from /data20/exo/scope by passing a different path with “-s &lt;savepath&gt;</text:p>
                </text:list-item>
              </text:list>
            </text:list-item>
          </text:list>
        </text:list-item>
      </text:list>
      <text:p text:style-name="Standard"><text:tab/>sock.py: Used for remotely changing the settings of the scope.</text:p>
      <text:p text:style-name="Standard"><text:tab/><text:tab/>Usage: “python sock.py &lt;command&gt;</text:p>
      <text:list xml:id="list123235141" text:style-name="L3">
        <text:list-item>
          <text:list>
            <text:list-item>
              <text:list>
                <text:list-item>
                  <text:p text:style-name="P3">command: list of commands may be found here: <text:a xlink:type="simple" xlink:href="http://cdn.teledynelecroy.com/files/manuals/wr2_rcm_revb.pdf">http://cdn.teledynelecroy.com/files/manuals/wr2_rcm_revb.pdf</text:a></text:p>
                </text:list-item>
              </text:list>
            </text:list-item>
          </text:list>
        </text:list-item>
      </text:list>
      <text:p text:style-name="Standard"/>
      <text:p text:style-name="Standard">Temperature Measurement:</text:p>
      <text:p text:style-name="Standard"><text:tab/>readtemp.sh: Used for recording temperature measurements from thermocouples over time.</text:p>
      <text:p text:style-name="Standard"><text:tab/><text:tab/>Usage: “./readtemp.sh &lt;savename&gt;”</text:p>
      <text:list xml:id="list211637954" text:style-name="L4">
        <text:list-item>
          <text:list>
            <text:list-item>
              <text:list>
                <text:list-item>
                  <text:p text:style-name="P4">savename: the filename for the text file for the output measurements. Defaults to ./tempdata.txt</text:p>
                </text:list-item>
              </text:list>
            </text:list-item>
          </text:list>
        </text:list-item>
      </text:list>
      <text:p text:style-name="Standard"><text:tab/><text:tab/>Notes:</text:p>
      <text:list xml:id="list893562593" text:style-name="L5">
        <text:list-item>
          <text:list>
            <text:list-item>
              <text:list>
                <text:list-item>
                  <text:p text:style-name="P5">serial port may change from ttyUSB0 if the used USB port is changed – the script will cease to work and the serial path must be edited in the code</text:p>
                </text:list-item>
                <text:list-item>
                  <text:p text:style-name="P5">thermocouples have been calibrated and the script sets this calibration – the calibration would beed to be redone and the script changed if the lengths of the thermocouple wires are changed</text:p>
                </text:list-item>
                <text:list-item>
                  <text:p text:style-name="P5">measurements are made every second currently – this can be altered in the code</text:p>
                </text:list-item>
                <text:list-item>
                  <text:p text:style-name="P5">measurements will continue to be made until a keyboard interrupt is sent</text:p>
                </text:list-item>
              </text:list>
            </text:list-item>
          </text:list>
        </text:list-item>
      </text:list>
      <text:p text:style-name="Standard"/>
      <text:p text:style-name="Standard">Keithley Control:</text:p>
      <text:p text:style-name="Standard"><text:tab/>setvolt.exe: Used to remotely set the voltage on the active Keithley.</text:p>
      <text:p text:style-name="Standard"><text:tab/><text:tab/>Usage: “./setvolt.exe” (Editing of input.txt is also required)</text:p>
      <text:list xml:id="list1673996670" text:style-name="L6">
        <text:list-item>
          <text:list>
            <text:list-item>
              <text:list>
                <text:list-item>
                  <text:p text:style-name="P6">to use this program, it is neccessary to edit the input.txt file to:</text:p>
                  <text:list>
                    <text:list-header>
                      <text:p text:style-name="P6">&lt;voltage&gt;</text:p>
                      <text:p text:style-name="P6">&lt;outputfile&gt;</text:p>
                    </text:list-header>
                  </text:list>
                </text:list-item>
                <text:list-item>
                  <text:p text:style-name="P6">voltage: the voltage to set the Keithley to.</text:p>
                </text:list-item>
                <text:list-item>
                  <text:p text:style-name="P6">outputfile: a text file where the program will write “1” for success or “0” for failure</text:p>
                </text:list-item>
              </text:list>
            </text:list-item>
          </text:list>
        </text:list-item>
      </text:list>
      <text:p text:style-name="Standard"><text:tab/><text:tab/>Notes:</text:p>
      <text:list xml:id="list685769149" text:style-name="L7">
        <text:list-item>
          <text:list>
            <text:list-item>
              <text:list>
                <text:list-item>
                  <text:p text:style-name="P7">not always succesful the first time – the program will try to set the voltage up to 5 times before giving up</text:p>
                </text:list-item>
                <text:list-item>
                  <text:p text:style-name="P7">easier to use setbottomvolt and settopvolt python scripts which call this program as they can have the voltage passed as a command line argument.</text:p>
                </text:list-item>
              </text:list>
            </text:list-item>
          </text:list>
        </text:list-item>
      </text:list>
      <text:p text:style-name="Standard"><text:tab/>readcurrent.exe: Used to record current measurements from the active Keithley over time.</text:p>
      <text:p text:style-name="Standard"><text:tab/><text:tab/>Usage: “./readcurrent.exe” (Editing of input.txt is also required)</text:p>
      <text:list xml:id="list866501781" text:style-name="L8">
        <text:list-item>
          <text:list>
            <text:list-item>
              <text:list>
                <text:list-item>
                  <text:p text:style-name="P8"><text:soft-page-break/>to use this program, it is neccessary to edit the input.txt file to:</text:p>
                  <text:list>
                    <text:list-header>
                      <text:p text:style-name="P8">&lt;outputfile&gt;</text:p>
                    </text:list-header>
                  </text:list>
                </text:list-item>
                <text:list-item>
                  <text:p text:style-name="P8">outputfile: a text file where the time / voltage / current measurements are recorded</text:p>
                </text:list-item>
              </text:list>
            </text:list-item>
          </text:list>
        </text:list-item>
      </text:list>
      <text:p text:style-name="Standard"><text:tab/><text:tab/>Notes:</text:p>
      <text:list xml:id="list497888319" text:style-name="L9">
        <text:list-item>
          <text:list>
            <text:list-item>
              <text:list>
                <text:list-item>
                  <text:p text:style-name="P9">time / voltage / current is continually recorded until two keyboard interrupts are sent.</text:p>
                  <text:p text:style-name="P9"/>
                </text:list-item>
              </text:list>
            </text:list-item>
          </text:list>
        </text:list-item>
      </text:list>
      <text:p text:style-name="Standard"><text:tab/>msc: Used to manually read / write the addresses and buffers of the two Keithleys.</text:p>
      <text:p text:style-name="Standard"><text:tab/><text:tab/>Usage: “./msc -d mscb502”</text:p>
      <text:p text:style-name="Standard"><text:tab/><text:tab/>Commands:</text:p>
      <text:list xml:id="list397494459" text:style-name="L10">
        <text:list-item>
          <text:list>
            <text:list-item>
              <text:list>
                <text:list-item>
                  <text:p text:style-name="P10">sc: performs a scan and lists the nodes on which devices are detected – the device on node 1 is the device controlled by setvolt.exe and readcurrent.exe</text:p>
                </text:list-item>
                <text:list-item>
                  <text:p text:style-name="P10">a &lt;node&gt;: switches the active node</text:p>
                </text:list-item>
                <text:list-item>
                  <text:p text:style-name="P10">sa &lt;newnode&gt;: changes the adress of the active node to newnode, if it is unused</text:p>
                </text:list-item>
                <text:list-item>
                  <text:p text:style-name="P10">w 5 &lt;command&gt;: writes a command into the “input” buffer. See Keithley manual for commands.</text:p>
                </text:list-item>
                <text:list-item>
                  <text:p text:style-name="P10">r 6: reads from the “output” buffer.</text:p>
                </text:list-item>
                <text:list-item>
                  <text:p text:style-name="P10">r a: reads from all buffers</text:p>
                </text:list-item>
              </text:list>
            </text:list-item>
          </text:list>
        </text:list-item>
      </text:list>
      <text:p text:style-name="Standard"><text:tab/><text:tab/>Notes: </text:p>
      <text:list xml:id="list1289555989" text:style-name="L11">
        <text:list-item>
          <text:list>
            <text:list-item>
              <text:list>
                <text:list-item>
                  <text:p text:style-name="P11">All DAQ software assumes the 'active' Keithley to be on node 1, and the 'inactive' Keithley to be on node 2. If the software is not connecting to the right device, this may be the issue.</text:p>
                </text:list-item>
                <text:list-item>
                  <text:p text:style-name="P11">For whatever reason, this program works for reading current and votlage, but cannot set the voltage. This can only be done with setvolt.exe.</text:p>
                </text:list-item>
              </text:list>
            </text:list-item>
          </text:list>
        </text:list-item>
      </text:list>
      <text:p text:style-name="Standard"><text:tab/></text:p>
      <text:p text:style-name="Standard"><text:tab/>setactivevolt.py: Uses setvolt.exe on active Keithley, takes voltage as command line parameter.</text:p>
      <text:p text:style-name="Standard"><text:tab/><text:tab/>Usage: “python setactivevolt.py &lt;voltage&gt;”</text:p>
      <text:p text:style-name="Standard"/>
      <text:p text:style-name="Standard"><text:tab/>setinactivevolt.py: Uses setvolt.exe on inactive Keithley, takes voltage as command line <text:tab/>parameter.</text:p>
      <text:p text:style-name="Standard"><text:tab/><text:tab/>Usage: “python setinactivevolt.py &lt;voltage&gt;”</text:p>
      <text:p text:style-name="Standard"/>
      <text:p text:style-name="Standard"><text:tab/>swapactive.py: Switches the active and inactive Keithleys</text:p>
      <text:p text:style-name="Standard"><text:tab/><text:tab/>Usage: “python swapactive.py”</text:p>
      <text:p text:style-name="Standard"/>
      <text:p text:style-name="Standard"><text:tab/></text:p>
      <text:p text:style-name="Standard">Combined DAQ:</text:p>
      <text:p text:style-name="Standard"><text:tab/>voltscan.py: Used to fetch waveforms and record current / temperature data across voltages.</text:p>
      <text:p text:style-name="Standard"><text:tab/><text:tab/>Usage: “python voltscan.py &lt;filename&gt; -n &lt;events&gt; -r &lt;runs&gt; -i &lt;initial voltage&gt; -f <text:tab/><text:tab/><text:tab/>&lt;final voltage&gt; -s &lt;voltage step&gt; -I &lt;initial window&gt; -F &lt;final window&gt;”</text:p>
      <text:list xml:id="list1647296381" text:continue-list="list429729771" text:style-name="L1">
        <text:list-item>
          <text:list>
            <text:list-item>
              <text:list>
                <text:list-item>
                  <text:p text:style-name="P1">filename: by default waveform files are saved to /data20/exo/scope/&lt;filename&gt;</text:p>
                </text:list-item>
                <text:list-item>
                  <text:p text:style-name="P1">events: this is the total number of triggered events to be saved in 1 file</text:p>
                </text:list-item>
                <text:list-item>
                  <text:p text:style-name="P1">runs: this is the total number of times this is done</text:p>
                </text:list-item>
                <text:list-item>
                  <text:p text:style-name="P1">initial voltage: starting voltage for the keithley</text:p>
                </text:list-item>
                <text:list-item>
                  <text:p text:style-name="P1">final voltage: ending voltage for the keithley</text:p>
                </text:list-item>
                <text:list-item>
                  <text:p text:style-name="P1">voltage step: the incremement by which the keithley voltage increases</text:p>
                </text:list-item>
                <text:list-item>
                  <text:p text:style-name="P1">initial window: the volts/div on the scope window at the starting voltage</text:p>
                </text:list-item>
                <text:list-item>
                  <text:p text:style-name="P1">final window: the volts/div on the scope window at the ending voltage</text:p>
                </text:list-item>
              </text:list>
            </text:list-item>
          </text:list>
        </text:list-item>
      </text:list>
      <text:p text:style-name="Standard"><text:soft-page-break/><text:tab/><text:tab/>Notes:</text:p>
      <text:list xml:id="list163391965" text:style-name="L12">
        <text:list-item>
          <text:list>
            <text:list-item>
              <text:list>
                <text:list-item>
                  <text:p text:style-name="P12">this python script only manages the argument parsing – all the actual work is done in handler.sh which is called by this script</text:p>
                </text:list-item>
                <text:list-item>
                  <text:p text:style-name="P12">if a final voltage is not explicitely supplied, only the starting voltage will be used</text:p>
                  <text:p text:style-name="P12"/>
                </text:list-item>
              </text:list>
            </text:list-item>
          </text:list>
        </text:list-item>
      </text:list>
      <text:p text:style-name="Standard"><text:tab/>handler.sh: Used to fetch waveforms and record current / temperature data across voltages.</text:p>
      <text:p text:style-name="Standard"><text:tab/><text:tab/>Usage: Should only be used through the voltscan.py script</text:p>
      <text:p text:style-name="Standard"><text:tab/><text:tab/>Notes:</text:p>
      <text:list xml:id="list1725373992" text:style-name="L13">
        <text:list-item>
          <text:list>
            <text:list-item>
              <text:list>
                <text:list-item>
                  <text:p text:style-name="P13">can be edited to change the save path for temperature / current / waveform data, and to turn on or off the temperature and current monitoring</text:p>
                </text:list-item>
                <text:list-item>
                  <text:p text:style-name="P13">assumes that the scope window size increases linearly with voltage and sets it based on the initial and final windows sizes provided</text:p>
                </text:list-item>
                <text:list-item>
                  <text:p text:style-name="P13">makes temperatures measurements constantly, and current/voltage measurements during the collection of data from the scope</text:p>
                </text:list-item>
                <text:list-item>
                  <text:p text:style-name="P13">uses fetch.py for waveform collection, readtemp.sh for temperature monitoring, and setvolt.exe and readcurrent.exe for Keithley control</text:p>
                  <text:p text:style-name="P1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4:33:32</meta:creation-date>
    <dc:date>2015-08-24T16:25:29</dc:date>
    <meta:editing-duration>PT11M17S</meta:editing-duration>
    <meta:editing-cycles>4</meta:editing-cycles>
    <meta:generator>LibreOffice/3.5$Linux_X86_64 LibreOffice_project/350m1$Build-2</meta:generator>
    <meta:document-statistic meta:table-count="0" meta:image-count="0" meta:object-count="0" meta:page-count="3" meta:paragraph-count="82" meta:word-count="912" meta:character-count="5593" meta:non-whitespace-character-count="4748"/>
  </office:meta>
</office:document-meta>
</file>